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ba47" officeooo:paragraph-rsid="0006ba47"/>
    </style:style>
    <style:style style:name="P2" style:family="paragraph" style:parent-style-name="Standard">
      <style:text-properties officeooo:rsid="00080e1f" officeooo:paragraph-rsid="00080e1f"/>
    </style:style>
    <style:style style:name="P3" style:family="paragraph" style:parent-style-name="Standard">
      <style:text-properties officeooo:rsid="00090c1e" officeooo:paragraph-rsid="00090c1e"/>
    </style:style>
    <style:style style:name="P4" style:family="paragraph" style:parent-style-name="Standard">
      <style:text-properties officeooo:rsid="000c201e" officeooo:paragraph-rsid="000c201e"/>
    </style:style>
    <style:style style:name="P5" style:family="paragraph" style:parent-style-name="Standard">
      <style:text-properties officeooo:rsid="000cb3eb" officeooo:paragraph-rsid="000cb3eb"/>
    </style:style>
    <style:style style:name="P6" style:family="paragraph" style:parent-style-name="Standard">
      <style:text-properties officeooo:rsid="000d6026" officeooo:paragraph-rsid="000d6026"/>
    </style:style>
    <style:style style:name="P7" style:family="paragraph" style:parent-style-name="Standard">
      <style:text-properties officeooo:rsid="000e962a" officeooo:paragraph-rsid="000e962a"/>
    </style:style>
    <style:style style:name="T1" style:family="text">
      <style:text-properties officeooo:rsid="000a56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sonnes / Métiers :</text:p>
      <text:p text:style-name="P2">Si Full Maj =&gt; Nom</text:p>
      <text:p text:style-name="P2">Si Maj + Full Minuscule =&gt; Prénom</text:p>
      <text:p text:style-name="P2">Si entre parenthèses =&gt; Métier</text:p>
      <text:p text:style-name="P2">Si pas de Nom =&gt; Représentation</text:p>
      <text:p text:style-name="P2">Si Full Minuscule =&gt; Représentation</text:p>
      <text:p text:style-name="P3">Si <text:span text:style-name="T1">précède parenthèse :</text:span></text:p>
      <text:p text:style-name="P4">=&gt; Test Nom / Prénom</text:p>
      <text:p text:style-name="P4">=&gt; Sinon =&gt; Représentation</text:p>
      <text:p text:style-name="P5">Si est précédé par "voir aussi" =&gt; Notes</text:p>
      <text:p text:style-name="P6">Si après Métier =&gt; Représentation</text:p>
      <text:p text:style-name="P6">Si composé sans virgule :</text:p>
      <text:p text:style-name="P6">=&gt; Tests classiques Nom/Prénom/Métier/Représentation</text:p>
      <text:p text:style-name="P6">=&gt; Sinon Notes</text:p>
      <text:p text:style-name="P6"/>
      <text:p text:style-name="P6"/>
      <text:p text:style-name="P6"/>
      <text:p text:style-name="P6"/>
      <text:p text:style-name="P6"/>
      <text:p text:style-name="P7">Si ne suit aucune règle =&gt; Notes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7:20:47.425000000</meta:creation-date>
    <meta:generator>LibreOffice/6.0.7.3$Windows_X86_64 LibreOffice_project/dc89aa7a9eabfd848af146d5086077aeed2ae4a5</meta:generator>
    <dc:date>2019-01-21T17:27:46.901000000</dc:date>
    <meta:editing-duration>PT6M56S</meta:editing-duration>
    <meta:editing-cycles>9</meta:editing-cycles>
    <meta:document-statistic meta:table-count="0" meta:image-count="0" meta:object-count="0" meta:page-count="1" meta:paragraph-count="15" meta:word-count="77" meta:character-count="433" meta:non-whitespace-character-count="371"/>
  </office:meta>
</office:document-meta>
</file>